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officeooo:rsid="0005aa84" officeooo:paragraph-rsid="0006ac86" style:font-size-asian="20pt" style:font-size-complex="20pt"/>
    </style:style>
    <style:style style:name="P2" style:family="paragraph" style:parent-style-name="Standard">
      <style:text-properties style:font-name="Liberation Sans" fo:font-size="20pt" fo:language="ro" fo:country="RO" officeooo:rsid="0005aa84" officeooo:paragraph-rsid="0005aa84" style:font-size-asian="20pt" style:font-size-complex="20pt"/>
    </style:style>
    <style:style style:name="P3" style:family="paragraph" style:parent-style-name="Standard">
      <style:text-properties style:font-name="Liberation Sans" fo:font-size="12pt" fo:language="ro" fo:country="RO" officeooo:rsid="0005aa84" officeooo:paragraph-rsid="0005aa84" style:font-size-asian="12pt" style:font-size-complex="12pt"/>
    </style:style>
    <style:style style:name="P4" style:family="paragraph" style:parent-style-name="Text_20_body">
      <style:text-properties fo:font-variant="normal" fo:text-transform="none" fo:color="#1a1a1a" loext:opacity="100%" style:font-name="Liberation Sans" fo:font-size="14pt" fo:letter-spacing="normal" fo:language="ro" fo:country="RO" fo:font-style="normal" fo:font-weight="normal" officeooo:rsid="0005aa84" officeooo:paragraph-rsid="0005aa84" style:font-size-asian="14pt" style:font-size-complex="14pt"/>
    </style:style>
    <style:style style:name="P5" style:family="paragraph" style:parent-style-name="Text_20_body">
      <style:text-properties fo:font-size="20pt" officeooo:rsid="0005aa84" officeooo:paragraph-rsid="0005aa84" style:font-size-asian="20pt" style:font-size-complex="20pt"/>
    </style:style>
    <style:style style:name="P6" style:family="paragraph" style:parent-style-name="Text_20_body">
      <style:paragraph-properties fo:margin-left="0mm" fo:margin-right="0mm" fo:margin-top="0mm" fo:margin-bottom="1.76mm" style:contextual-spacing="false" fo:orphans="2" fo:widows="2" fo:text-indent="0mm" style:auto-text-indent="false"/>
      <style:text-properties fo:font-variant="normal" fo:text-transform="none" fo:color="#1a1a1a" loext:opacity="100%" style:font-name="Liberation Sans" fo:font-size="14pt" fo:letter-spacing="normal" fo:language="ro" fo:country="RO" fo:font-style="normal" fo:font-weight="normal" style:font-size-asian="14pt" style:font-size-complex="14pt"/>
    </style:style>
    <style:style style:name="P7" style:family="paragraph" style:parent-style-name="Text_20_body">
      <style:paragraph-properties fo:margin-left="0mm" fo:margin-right="0mm" fo:margin-top="0mm" fo:margin-bottom="1.76mm" style:contextual-spacing="false" fo:orphans="2" fo:widows="2" fo:text-indent="0mm" style:auto-text-indent="false"/>
    </style:style>
    <style:style style:name="T1" style:family="text">
      <style:text-properties fo:font-variant="normal" fo:text-transform="none" fo:color="#202122" loext:opacity="100%" style:font-name="sans-serif" fo:font-size="7pt" fo:letter-spacing="normal" fo:font-style="normal" fo:font-weight="normal"/>
    </style:style>
    <style:style style:name="T2" style:family="text">
      <style:text-properties fo:font-variant="normal" fo:text-transform="none" fo:color="#202122" loext:opacity="100%" style:font-name="sans-serif" fo:letter-spacing="normal" fo:font-style="normal" fo:font-weight="normal"/>
    </style:style>
    <style:style style:name="T3" style:family="text">
      <style:text-properties fo:font-variant="normal" fo:text-transform="none" fo:color="#202122" loext:opacity="100%" style:font-name="sans-serif" fo:font-size="12pt" fo:letter-spacing="normal" fo:font-style="normal" fo:font-weight="normal" style:font-size-asian="12pt" style:font-size-complex="12pt"/>
    </style:style>
    <style:style style:name="T4" style:family="text">
      <style:text-properties fo:font-variant="normal" fo:text-transform="none" fo:color="#202122" loext:opacity="100%" fo:letter-spacing="normal"/>
    </style:style>
    <style:style style:name="T5" style:family="text">
      <style:text-properties fo:font-variant="normal" fo:text-transform="none" fo:color="#202122" loext:opacity="100%" fo:font-size="12pt" fo:letter-spacing="normal" style:font-size-asian="12pt" style:font-size-complex="12pt"/>
    </style:style>
    <style:style style:name="T6" style:family="text">
      <style:text-properties fo:font-variant="normal" fo:text-transform="none" fo:color="#202122" loext:opacity="100%" fo:font-size="12pt" fo:letter-spacing="normal" fo:font-style="normal" fo:font-weight="normal" style:font-size-asian="12pt" style:font-size-complex="12pt"/>
    </style:style>
    <style:style style:name="T7"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8" style:family="text">
      <style:text-properties fo:font-variant="normal" fo:text-transform="none" fo:color="#202122" loext:opacity="100%" style:font-name="Liberation Serif" fo:font-size="12pt" fo:letter-spacing="normal" style:font-size-asian="12pt" style:font-size-complex="12pt"/>
    </style:style>
    <style:style style:name="T9" style:family="text">
      <style:text-properties fo:font-variant="normal" fo:text-transform="none" fo:color="#202122" loext:opacity="100%" style:font-name="Liberation Sans" fo:font-size="12pt" fo:letter-spacing="normal" fo:font-style="normal" fo:font-weight="normal" style:font-size-asian="12pt" style:font-size-complex="12pt"/>
    </style:style>
    <style:style style:name="T10" style:family="text">
      <style:text-properties fo:font-variant="normal" fo:text-transform="none" fo:color="#202122" loext:opacity="100%" style:font-name="Liberation Sans" fo:font-size="12pt" fo:letter-spacing="normal" style:font-size-asian="12pt" style:font-size-complex="12pt"/>
    </style:style>
    <style:style style:name="T11" style:family="text">
      <style:text-properties fo:font-variant="normal" fo:text-transform="none" fo:color="#202122" loext:opacity="100%" style:font-name="Liberation Sans" fo:font-size="12pt" fo:letter-spacing="normal" fo:language="ro" fo:country="RO" fo:font-style="normal" fo:font-weight="normal" style:font-size-asian="12pt" style:font-size-complex="12pt"/>
    </style:style>
    <style:style style:name="T12" style:family="text">
      <style:text-properties fo:font-variant="normal" fo:text-transform="none" fo:color="#202122" loext:opacity="100%" style:font-name="Liberation Sans" fo:font-size="12pt" fo:letter-spacing="normal" fo:language="ro" fo:country="RO" style:font-size-asian="12pt" style:font-size-complex="12pt"/>
    </style:style>
    <style:style style:name="T13" style:family="text">
      <style:text-properties fo:font-variant="normal" fo:text-transform="none" fo:color="#0b0080" loext:opacity="100%" style:text-line-through-style="none" style:text-line-through-type="none" style:font-name="sans-serif" fo:font-size="7pt" fo:letter-spacing="normal" fo:font-style="normal" style:text-underline-style="none" fo:font-weight="normal" style:text-blinking="false"/>
    </style:style>
    <style:style style:name="T14" style:family="text">
      <style:text-properties fo:font-variant="normal" fo:text-transform="none" fo:color="#0b0080" loext:opacity="100%" style:text-line-through-style="none" style:text-line-through-type="none" style:font-name="sans-serif" fo:font-size="7pt" fo:letter-spacing="normal" fo:font-style="normal" style:text-underline-style="none" fo:font-weight="normal" style:text-blinking="false" fo:background-color="#ffffff" loext:char-shading-value="0"/>
    </style:style>
    <style:style style:name="T15" style:family="text">
      <style:text-properties fo:font-variant="normal" fo:text-transform="none" fo:color="#0b0080" loext:opacity="100%" style:text-line-through-style="none" style:text-line-through-type="none" style:font-name="sans-serif" fo:letter-spacing="normal" fo:font-style="normal" style:text-underline-style="none" fo:font-weight="normal" style:text-blinking="false"/>
    </style:style>
    <style:style style:name="T16" style:family="text">
      <style:text-properties fo:font-variant="normal" fo:text-transform="none" fo:color="#0b0080" loext:opacity="100%" style:text-line-through-style="none" style:text-line-through-type="none" style:font-name="sans-serif" fo:letter-spacing="normal" fo:font-style="normal" style:text-underline-style="none" fo:font-weight="normal" style:text-blinking="false" fo:background-color="#ffffff" loext:char-shading-value="0"/>
    </style:style>
    <style:style style:name="T17" style:family="text">
      <style:text-properties fo:font-variant="normal" fo:text-transform="none" fo:color="#0b0080" loext:opacity="100%" style:text-line-through-style="none" style:text-line-through-type="none" style:font-name="sans-serif" fo:font-size="12pt" fo:letter-spacing="normal" fo:font-style="normal" style:text-underline-style="none" fo:font-weight="normal" style:text-blinking="false" fo:background-color="#ffffff" loext:char-shading-value="0" style:font-size-asian="12pt" style:font-size-complex="12pt"/>
    </style:style>
    <style:style style:name="T18" style:family="text">
      <style:text-properties fo:font-variant="normal" fo:text-transform="none" fo:color="#0b0080" loext:opacity="10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9" style:family="text">
      <style:text-properties fo:font-variant="normal" fo:text-transform="none" fo:color="#0b0080" loext:opacity="10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20" style:family="text">
      <style:text-properties fo:font-variant="normal" fo:text-transform="none" fo:color="#0b0080" loext:opacity="100%" style:text-line-through-style="none" style:text-line-through-type="none" fo:font-size="12pt" fo:letter-spacing="normal" fo:font-style="normal" style:text-underline-style="none" fo:font-weight="normal" style:text-blinking="false" style:font-size-asian="12pt" style:font-size-complex="12pt"/>
    </style:style>
    <style:style style:name="T21" style:family="text">
      <style:text-properties fo:font-variant="normal" fo:text-transform="none" fo:color="#0b0080"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22" style:family="text">
      <style:text-properties fo:font-variant="normal" fo:text-transform="none" fo:color="#0b0080"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3" style:family="text">
      <style:text-properties fo:font-variant="normal" fo:text-transform="none" fo:color="#0b0080" loext:opacity="100%" style:text-line-through-style="none" style:text-line-through-type="none" style:font-name="Liberation Sans" fo:font-size="12pt" fo:letter-spacing="normal" fo:font-style="normal" style:text-underline-style="none" fo:font-weight="normal" style:text-blinking="false" fo:background-color="#ffffff" loext:char-shading-value="0" style:font-size-asian="12pt" style:font-size-complex="12pt"/>
    </style:style>
    <style:style style:name="T24" style:family="text">
      <style:text-properties fo:font-variant="normal" fo:text-transform="none" fo:color="#0b0080" loext:opacity="100%" style:text-line-through-style="none" style:text-line-through-type="none" style:font-name="Liberation Sans" fo:font-size="12pt" fo:letter-spacing="normal" fo:font-style="normal" style:text-underline-style="none" fo:font-weight="normal" style:text-blinking="false" style:font-size-asian="12pt" style:font-size-complex="12pt"/>
    </style:style>
    <style:style style:name="T25" style:family="text">
      <style:text-properties fo:font-variant="normal" fo:text-transform="none" fo:color="#0b0080" loext:opacity="100%" style:text-line-through-style="none" style:text-line-through-type="none" style:font-name="Liberation Sans" fo:font-size="12pt" fo:letter-spacing="normal" fo:language="ro" fo:country="RO" fo:font-style="normal" style:text-underline-style="none" fo:font-weight="normal" style:text-blinking="false" fo:background-color="#ffffff" loext:char-shading-value="0" style:font-size-asian="12pt" style:font-size-complex="12pt"/>
    </style:style>
    <style:style style:name="T26" style:family="text">
      <style:text-properties fo:font-variant="normal" fo:text-transform="none" fo:color="#0b0080" loext:opacity="100%" style:text-line-through-style="none" style:text-line-through-type="none" style:font-name="Liberation Sans" fo:font-size="12pt" fo:letter-spacing="normal" fo:language="ro" fo:country="RO" fo:font-style="normal" style:text-underline-style="none" fo:font-weight="normal" style:text-blinking="false" style:font-size-asian="12pt" style:font-size-complex="12pt"/>
    </style:style>
    <style:style style:name="T27" style:family="text">
      <style:text-properties fo:font-variant="normal" fo:text-transform="none" fo:color="#1a1a1a" loext:opacity="100%" style:font-name="serif" fo:font-size="8pt" fo:letter-spacing="normal" fo:font-style="normal" fo:font-weight="normal"/>
    </style:style>
    <style:style style:name="T28" style:family="text">
      <style:text-properties fo:font-variant="normal" fo:text-transform="none" fo:color="#1a1a1a" loext:opacity="100%" style:font-name="serif" fo:font-size="8pt" fo:letter-spacing="normal" fo:font-style="italic" fo:font-weight="normal"/>
    </style:style>
    <style:style style:name="T29" style:family="text">
      <style:text-properties fo:font-variant="normal" fo:text-transform="none" fo:color="#1a1a1a" loext:opacity="100%" fo:font-size="8pt" fo:letter-spacing="normal" fo:font-style="normal" fo:font-weight="normal"/>
    </style:style>
    <style:style style:name="T30" style:family="text">
      <style:text-properties fo:font-variant="normal" fo:text-transform="none" fo:color="#1a1a1a" loext:opacity="100%" fo:font-size="8pt" fo:letter-spacing="normal" fo:font-style="italic" fo:font-weight="normal"/>
    </style:style>
    <style:style style:name="T31" style:family="text">
      <style:text-properties fo:font-variant="normal" fo:text-transform="none" fo:color="#1a1a1a" loext:opacity="100%" style:font-name="Liberation Serif" fo:font-size="8pt" fo:letter-spacing="normal" fo:font-style="normal" fo:font-weight="normal"/>
    </style:style>
    <style:style style:name="T32" style:family="text">
      <style:text-properties fo:font-variant="normal" fo:text-transform="none" fo:color="#1a1a1a" loext:opacity="100%" style:font-name="Liberation Serif" fo:font-size="8pt" fo:letter-spacing="normal" fo:font-style="italic" fo:font-weight="normal"/>
    </style:style>
    <style:style style:name="T33" style:family="text">
      <style:text-properties fo:font-variant="normal" fo:text-transform="none" fo:color="#1a1a1a" loext:opacity="100%" style:font-name="Liberation Sans" fo:font-size="8pt" fo:letter-spacing="normal" fo:font-style="normal" fo:font-weight="normal"/>
    </style:style>
    <style:style style:name="T34" style:family="text">
      <style:text-properties fo:font-variant="normal" fo:text-transform="none" fo:color="#1a1a1a" loext:opacity="100%" style:font-name="Liberation Sans" fo:font-size="8pt" fo:letter-spacing="normal" fo:font-style="italic" fo:font-weight="normal"/>
    </style:style>
    <style:style style:name="T35" style:family="text">
      <style:text-properties fo:font-variant="normal" fo:text-transform="none" fo:color="#1a1a1a" loext:opacity="100%" style:font-name="Liberation Sans" fo:font-size="8pt" fo:letter-spacing="normal" fo:language="ro" fo:country="RO" fo:font-style="normal" fo:font-weight="normal"/>
    </style:style>
    <style:style style:name="T36" style:family="text">
      <style:text-properties fo:font-variant="normal" fo:text-transform="none" fo:color="#1a1a1a" loext:opacity="100%" style:font-name="Liberation Sans" fo:font-size="8pt" fo:letter-spacing="normal" fo:language="ro" fo:country="RO" fo:font-style="italic" fo:font-weight="normal"/>
    </style:style>
    <style:style style:name="T37" style:family="text">
      <style:text-properties fo:font-size="12pt" style:font-size-asian="12pt" style:font-size-complex="12pt"/>
    </style:style>
    <style:style style:name="T38" style:family="text">
      <style:text-properties style:font-name="Liberation Serif" fo:font-size="12pt" style:font-size-asian="12pt" style:font-size-complex="12pt"/>
    </style:style>
    <style:style style:name="T39" style:family="text">
      <style:text-properties style:font-name="Liberation Sans" fo:font-size="12pt" style:font-size-asian="12pt" style:font-size-complex="12pt"/>
    </style:style>
    <style:style style:name="T40" style:family="text">
      <style:text-properties style:font-name="Liberation Sans" fo:font-size="12pt" fo:language="ro" fo:country="RO"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ucrare individuala 18 slideuri</text:p>
      <text:p text:style-name="P2"/>
      <text:p text:style-name="P2">poze</text:p>
      <text:p text:style-name="P2">introducere - pagina 1</text:p>
      <text:p text:style-name="P2">cuprins - pagina 2</text:p>
      <text:p text:style-name="P2">concluzii</text:p>
      <text:p text:style-name="P2">bibliografie (minim 5 surse) - ultimul slide</text:p>
      <text:p text:style-name="P2">durata prezentarii 7 - 10 minute</text:p>
      <text:p text:style-name="P2"/>
      <text:p text:style-name="P2">tema Ontologie - 20 octombrie</text:p>
      <text:p text:style-name="P3"/>
      <text:p text:style-name="P4">Ca o primă aproximare, ontologia este studiul a ceea ce există. Unii contestă această formulare a ceea ce este ontologia, deci este doar o primă aproximare. Multe probleme filosofice clasice sunt probleme în ontologie: întrebarea dacă există sau nu un zeu sau problema existenței universale etc. Acestea sunt toate probleme în ontologie în sensul că se ocupă de faptul dacă este sau nu un anumit lucru. , sau mai larg entitate, există. Dar ontologia este, de obicei, luată și pentru a cuprinde probleme legate de cele mai generale trăsături și relații ale entităților care există. Există, de asemenea, o serie de probleme filosofice clasice, care sunt probleme în ontologie înțelese astfel. De exemplu, problema modului în care un universal se raportează la un anume care îl are (presupunând că există universale și particularități), sau problema legăturii dintre un eveniment precum John care mănâncă un cookie cu datele lui John și cookie-ul, și relația de a mânca, presupunând că există evenimente, informații și relații. Aceste tipuri de probleme se transformă rapid în metafizică mai general, care este disciplina filosofică care cuprinde ontologia ca una dintre părțile sale. Granitele de aici sunt puțin neclare. Dar avem cel puțin două părți ale proiectului filozofic general al ontologiei, pe baza înțelegerii noastre preliminare a acesteia: în primul rând, spuneți ce există, ce există, din ce este chestia realitatea este făcut, în al doilea rând, spuneți care sunt cele mai generale trăsături iar relațiile dintre aceste lucruri sunt. Aceste tipuri de probleme se transformă rapid în metafizică mai general, care este disciplina filosofică care cuprinde ontologia ca una dintre părțile sale. Granitele de aici sunt puțin neclare. Dar avem cel puțin două părți ale proiectului filozofic general al ontologiei, pe baza înțelegerii noastre preliminare a acesteia: în primul rând, spuneți ce <text:soft-page-break/>există, ce există, din ce este lucrurile realitatea este făcut, în al doilea rând, spuneți care sunt cele mai generale trăsături iar relațiile dintre aceste lucruri sunt. Aceste tipuri de probleme se transformă rapid în metafizică mai general, care este disciplina filosofică care cuprinde ontologia ca una din părțile sale. Granitele de aici sunt puțin neclare. Dar avem cel puțin două părți ale proiectului filozofic general al ontologiei, pe baza înțelegerii noastre preliminare a acesteia: în primul rând, spuneți ce există, ce există, din ce este chestia realitatea este făcut, în al doilea rând, spuneți care sunt cele mai generale trăsături iar relațiile dintre aceste lucruri sunt.</text:p>
      <text:p text:style-name="P6">Acest mod de a privi ontologia vine cu două seturi de probleme, ceea ce face ca disciplina filosofică a ontologiei să fie mai complexă decât să răspundă la întrebările de mai sus. Primul set de probleme este că nu este clar cum să abordăm răspunsul la aceste întrebări. Acest lucru duce la dezbaterea despre angajamentul ontologic. Al doilea set de probleme este că nu este atât de clar care sunt aceste întrebări. Acest lucru duce la dezbaterea filosofică despre metaontologie. Să le privim pe rând.</text:p>
      <text:p text:style-name="P6">Una dintre problemele legate de ontologie este că nu numai că nu este clar ce există, dar nu este atât de clar cum să soluționăm întrebările despre ceea ce există, cel puțin nu pentru tipurile de lucruri care au fost în mod tradițional de interes special. pentru filozofi: numere, proprietăți, Dumnezeu etc. Ontologia este astfel o disciplină filosofică care cuprinde în afară de studiul a ceea ce există și studiul trăsăturilor generale ale ceea ce există, de asemenea, studiul a ceea ce este implicat în soluționarea întrebărilor despre ceea ce există este în general, în special pentru cazurile dificil din punct de vedere filosofic. Cum să aflăm ce există nu este o întrebare ușor de răspuns. Ar putea părea suficient de simplu pentru obiecte obișnuite pe care le putem percepe cu ochii noștri, cum ar fi cheile casei mele, dar cum ar trebui să o decidem pentru lucruri precum, să zicem, numere sau proprietăți? Un prim pas pentru a face progrese în această problemă este să vedem dacă ceea ce credem deja rezolvă rațional această întrebare. Adică, având în vedere că avem anumite credințe, aceste credințe aduc deja cu ele un angajament rațional pentru un răspuns la întrebări precum „Există numere?” Dacă credințele noastre aduc cu ele un angajament rațional pentru un răspuns la o întrebare ontologică despre existența anumitor entități, atunci putem spune că suntem dedicați existenței acestor entități. Ceea ce este precis pentru ca un astfel de angajament să apară este supus dezbaterii, dezbatere pe care o vom analiza momentan. A afla cu ce se angajează un <text:soft-page-break/>anumit set de credințe sau acceptarea unei anumite teorii a lumii face parte din disciplina mai largă a ontologiei.</text:p>
      <text:p text:style-name="P6">În afară de faptul că nu este atât de clar ce înseamnă să te angajezi la un răspuns la o întrebare ontologică, nu este atât de clar ce este cu adevărat o întrebare ontologică și, prin urmare, ce se presupune că are de îndeplinit ontologia. A descoperi acest lucru este sarcina metaontologiei, care strict vorbind nu face parte din ontologia interpretată în mod restrâns, ci studiul a ceea ce este ontologia. Cu toate acestea, la fel ca majoritatea disciplinelor filozofice, ontologia mai interpretată cuprinde propriul său meta-studiu, și astfel meta-ontologia face parte din ontologie, mai larg interpretată. Cu toate acestea, este util să îl separați ca parte specială a ontologiei. Multe dintre cele mai fundamentale întrebări filosofice despre ontologie sunt într-adevăr întrebări meta-ontologice. Meta-ontologia nu a fost prea populară în ultimele decenii, parțial pentru că o viziune meta-ontologică, cel adesea asociat cu Quine, a fost acceptat ca fiind corect, dar această acceptare a fost contestată în ultimii ani într-o varietate de moduri. O motivație pentru studiul metaontologiei este pur și simplu întrebarea la ce întrebare are intenția de a răspunde ontologia. Să luăm de exemplu cazul numerelor. Care este întrebarea la care ar trebui să ne propunem să răspundem în ontologie dacă vrem să aflăm dacă există numere, adică dacă realitatea conține numere în afară de orice altceva din care este alcătuită? Acest mod de a pune acest lucru sugerează un răspuns ușor: "Există numere?" Dar această întrebare pare a fi ușor de răspuns. Un răspuns la acesta este implicat, se pare, prin matematică banală, se spune că numărul 7 este mai mic decât numărul 8. Dacă acesta din urmă, atunci există un număr care este mai mic decât 8, și anume 7, și astfel există cel puțin un numar. Poate fi ontologia atât de ușoară? Studiul metaontologiei va trebui să stabilească, printre altele, dacă „Există numere?” este într-adevăr întrebarea la care ar trebui să răspundă disciplina ontologiei și, mai general, ce ar trebui să facă ontologia. Vom urmări aceste întrebări mai jos. După cum vom vedea, mai mulți filozofi cred că ontologia ar trebui să răspundă la o întrebare diferită de ceea ce există, dar deseori nu sunt de acord cu privire la ceea ce este această întrebare.</text:p>
      <text:p text:style-name="P3"/>
      <text:p text:style-name="P2"/>
      <text:p text:style-name="P2">spațiul și timpul</text:p>
      <text:p text:style-name="P2"/>
      <text:p text:style-name="P2"><text:span text:style-name="T37"/></text:p>
      <text:p text:style-name="P2"><text:soft-page-break/><text:span text:style-name="T37"/></text:p>
      <text:p text:style-name="P2"><text:span text:style-name="T37"/></text:p>
      <text:p text:style-name="P2"/>
      <text:p text:style-name="P2">atribute fundamenttale ale materiei</text:p>
      <text:p text:style-name="P2"/>
      <text:p text:style-name="P5"><text:span text:style-name="T35">Multe dintre conceptele analizate de filozofi își au originea în limbajul obișnuit - sau cel puțin extra-filozofic. Percepția, cunoașterea, cauzalitatea și mintea ar fi exemple în acest sens. Dar conceptul de substanță este în esență un termen filosofic al artei. Utilizările sale în limbajul obișnuit tind să derive, adesea într-un mod destul de distorsionat, din simțurile filosofice. (Expresii precum „o persoană substanțială” sau „un motiv substanțial” ar fi cazuri de acest lucru. „Substanțele ilegale” este mai aproape de una dintre utilizările filosofice, dar nu cea principală.) filosofii discută despre „substanță”, iar acesta, așa cum vom vedea, este conceptul de </text:span><text:span text:style-name="Emphasis"><text:span text:style-name="T36">obiect</text:span></text:span><text:span text:style-name="T35"> sau </text:span><text:span text:style-name="Emphasis"><text:span text:style-name="T36">lucru</text:span></text:span><text:span text:style-name="T35">când acest lucru este pus în contrast cu proprietăți sau evenimente. Dar astfel de „substanțe individuale” nu sunt numite niciodată „substanțe” în afara filozofiei.</text:span></text:p>
      <text:p text:style-name="P7"><text:span text:style-name="T35">S-ar putea spune că există două moduri destul de diferite de a caracteriza conceptul filosofic de </text:span><text:span text:style-name="Emphasis"><text:span text:style-name="T36">substanță</text:span></text:span><text:span text:style-name="T35"> . Primul este cel mai generic. Termenul filosofic „substanță” corespunde grecescului </text:span><text:span text:style-name="Emphasis"><text:span text:style-name="T36">ousia</text:span></text:span><text:span text:style-name="T35"> , care înseamnă „a fi”, transmis prin </text:span><text:span text:style-name="Emphasis"><text:span text:style-name="T36">substantia</text:span></text:span><text:span text:style-name="T35"> latină, care înseamnă „ceva care stă sub sau fundamentează lucrurile”. Conform sensului generic, prin urmare, substanțele dintr-un sistem filosofic dat sunt acele lucruri care, conform sistemului, sunt entitățile fundamentale sau fundamentale ale realității. Astfel, pentru un atomist, atomii sunt substanțele, pentru că sunt lucrurile de bază din care este construit totul. În sistemul lui David Hume, impresiile și ideile sunt substanțele, din același motiv. Într-un mod ușor diferit, Formele sunt substanțele lui Platon, pentru că totul își derivă existența din Forme. În acest sens al „substanței”, orice sistem filozofic realist recunoaște existența substanțelor. Probabil că singurele teorii care nu o fac ar fi acele forme de pozitivism logic sau pragmatism care tratează ontologia ca pe o chestiune de convenție. Conform acestor teorii,</text:span></text:p>
      <text:p text:style-name="P7"><text:span text:style-name="T35">A doua utilizare a conceptului este mai specifică. Conform acestui fapt, substanțele sunt un anumit tip de entitate de bază, iar unele teorii filosofice le recunosc, iar altele nu. Cu privire la această utilizare, impresiile și ideile lui Hume nu sunt substanțe, chiar dacă sunt elementele de bază ale - ceea ce constituie „ființa” lumii sale. Conform acestei utilizări, este o problemă live dacă entitățile fundamentale sunt substanțe sau altceva, cum ar fi evenimente sau proprietăți situate în spațiu-timp. Această concepție a substanței derivă din noțiunea intuitivă de </text:span><text:span text:style-name="Emphasis"><text:span text:style-name="T36">lucru</text:span></text:span><text:span text:style-name="T35"> sau </text:span><text:span text:style-name="Emphasis"><text:span text:style-name="T36">obiect</text:span></text:span><text:span text:style-name="T35"> individual, care contrastează în principal cu proprietăți și evenimente. Problema este cum trebuie să înțelegem noțiunea de obiect și dacă, în lumina înțelegerii corecte, rămâne o noțiune de bază sau una care trebuie caracterizată în termeni mai fundamentali. Fie că, de exemplu, un obiect poate fi gândit ca nimic mai mult decât un pachet de proprietăți sau o serie de evenimente.</text:span></text:p>
      <text:p text:style-name="P2"/>
      <text:p text:style-name="P2"/>
      <text:p text:style-name="P2">conceptii filosofice despre spațiu și timp</text:p>
      <text:p text:style-name="P2"/>
      <text:p text:style-name="P1"><text:span text:style-name="T11">Filosofia spațiului și a timpului</text:span><text:span text:style-name="T12"> </text:span><text:span text:style-name="T11">este ramura </text:span><text:a xlink:type="simple" xlink:href="https://en.wikipedia.org/wiki/Philosophy" text:style-name="Internet_20_link" text:visited-style-name="Visited_20_Internet_20_Link"><text:span text:style-name="T25">filosofiei care se</text:span></text:a><text:span text:style-name="T12"> </text:span><text:span text:style-name="T11">ocupă de problemele din jurul </text:span><text:a xlink:type="simple" xlink:href="https://en.wikipedia.org/wiki/Ontology" text:style-name="Internet_20_link" text:visited-style-name="Visited_20_Internet_20_Link"><text:span text:style-name="T25">ontologiei</text:span></text:a><text:span text:style-name="T12"> </text:span><text:span text:style-name="T11">, </text:span><text:a xlink:type="simple" xlink:href="https://en.wikipedia.org/wiki/Epistemology" text:style-name="Internet_20_link" text:visited-style-name="Visited_20_Internet_20_Link"><text:span text:style-name="T25">epistemologiei</text:span></text:a><text:span text:style-name="T12"> </text:span><text:span text:style-name="T11">și caracterului </text:span><text:a xlink:type="simple" xlink:href="https://en.wikipedia.org/wiki/Space" text:style-name="Internet_20_link" text:visited-style-name="Visited_20_Internet_20_Link"><text:span text:style-name="T25">spațiului</text:span></text:a><text:span text:style-name="T12"> </text:span><text:span text:style-name="T11">și </text:span><text:a xlink:type="simple" xlink:href="https://en.wikipedia.org/wiki/Time" text:style-name="Internet_20_link" text:visited-style-name="Visited_20_Internet_20_Link"><text:span text:style-name="T25">timpului</text:span></text:a><text:span text:style-name="T12"> </text:span><text:span text:style-name="T11">. În timp ce astfel de idei au fost esențiale pentru filosofie încă de la începuturile sale, filosofia spațiului și a timpului a fost atât o inspirație, cât și un aspect central al </text:span><text:a xlink:type="simple" xlink:href="https://en.wikipedia.org/wiki/Analytic_philosophy" text:style-name="Internet_20_link" text:visited-style-name="Visited_20_Internet_20_Link"><text:span text:style-name="T26">filosofiei analitice</text:span></text:a><text:span text:style-name="T11"> timpurii.. Subiectul se concentrează pe o serie de aspecte de bază, inclusiv dacă timpul și spațiul există independent de minte, dacă există independent unul de celălalt, ceea ce explică fluxul aparent unidirecțional al timpului, dacă există alte momente decât momentul prezent și întrebări despre natura identității (în special natura identității în timp).</text:span><text:span text:style-name="T40"> </text:span></text:p>
      <text:p text:style-name="P2">știința despre spațiu și timp</text:p>
      <text:p text:style-name="P2"/>
      <text:p text:style-name="P2">timp și istorie</text:p>
      <text:p text:style-name="P2"/>
      <text:p text:style-name="P2">infinitatea existenței</text:p>
      <text:p text:style-name="P2"/>
      <text:p text:style-name="P2"><text:soft-page-break/>finitul și infinitul</text:p>
      <text:p text:style-name="P2"/>
      <text:p text:style-name="P2">caracterizarea infinității</text:p>
      <text:p text:style-name="P2"/>
      <text:p text:style-name="P2">argumentarea infinității lumii</text:p>
      <text:p text:style-name="P2"/>
      <text:p text:style-name="P2">problemele civilizațiilor extraterest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8">
      <number:scientific-number number:decimal-places="2" number:min-decimal-places="2" number:min-integer-digits="1" number:min-exponent-digits="2" number:exponent-interval="3" number:forced-exponent-sign="true"/>
    </number:number-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0-10-19T16:08:12.729000000</dc:date>
    <meta:editing-duration>PT12M</meta:editing-duration>
    <meta:editing-cycles>3</meta:editing-cycles>
    <meta:document-statistic meta:table-count="0" meta:image-count="0" meta:object-count="0" meta:page-count="5" meta:paragraph-count="26" meta:word-count="1747" meta:character-count="11148" meta:non-whitespace-character-count="9426"/>
  </office:meta>
</office:document-meta>
</file>